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4.801cm" table:align="margins"/>
    </style:style>
    <style:style style:name="Tableau1.A" style:family="table-column">
      <style:table-column-properties style:column-width="7.4cm" style:rel-column-width="32767*"/>
    </style:style>
    <style:style style:name="Tableau1.B" style:family="table-column">
      <style:table-column-properties style:column-width="7.4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808080" style:font-name="Source Sans Pro" fo:font-size="10.5pt" fo:language="en" fo:country="GB" officeooo:rsid="004b6066" officeooo:paragraph-rsid="004b6066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fo:color="#808080" style:font-name="Source Sans Pro" fo:font-size="10.5pt" fo:language="en" fo:country="GB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language="en" fo:country="GB" officeooo:rsid="0050f2b5" officeooo:paragraph-rsid="0050f2b5"/>
    </style:style>
    <style:style style:name="P4" style:family="paragraph" style:parent-style-name="Table_20_Contents">
      <style:paragraph-properties fo:text-align="center" style:justify-single-word="false"/>
      <style:text-properties fo:language="en" fo:country="GB" fo:font-weight="bold" officeooo:rsid="0050f2b5" officeooo:paragraph-rsid="0050f2b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GB" fo:font-style="normal" officeooo:rsid="004c27b0" officeooo:paragraph-rsid="004c27b0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language="en" fo:country="GB" fo:font-style="normal" officeooo:rsid="004eaaf0" officeooo:paragraph-rsid="004eaaf0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GB" fo:font-style="normal" officeooo:rsid="004f0be6" officeooo:paragraph-rsid="004f0be6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GB" fo:font-style="normal" officeooo:rsid="0053daee" officeooo:paragraph-rsid="0053daee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GB" fo:font-style="normal" officeooo:rsid="00544bfb" officeooo:paragraph-rsid="00544bfb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GB" fo:font-style="normal" officeooo:rsid="0057afb5" officeooo:paragraph-rsid="0057afb5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GB" fo:font-style="normal" officeooo:rsid="005c7f72" officeooo:paragraph-rsid="005c7f72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GB" fo:font-style="normal" officeooo:rsid="00606d29" officeooo:paragraph-rsid="00606d29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GB" fo:font-style="normal" officeooo:rsid="00643e68" officeooo:paragraph-rsid="00643e68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GB" fo:font-style="normal" officeooo:rsid="00657fc5" officeooo:paragraph-rsid="00657fc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GB" fo:font-style="normal" officeooo:rsid="006693a4" officeooo:paragraph-rsid="006693a4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GB" fo:font-style="normal" officeooo:rsid="0067c819" officeooo:paragraph-rsid="0067c819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GB" fo:font-style="normal" fo:font-weight="bold" officeooo:rsid="0058cac4" officeooo:paragraph-rsid="0058cac4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GB" fo:font-style="normal" fo:font-weight="bold" officeooo:rsid="005c7f72" officeooo:paragraph-rsid="005c7f72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rsid="004c27b0" officeooo:paragraph-rsid="004c27b0"/>
    </style:style>
    <style:style style:name="P20" style:family="paragraph" style:parent-style-name="Standard">
      <style:paragraph-properties fo:text-align="justify" style:justify-single-word="false"/>
      <style:text-properties fo:language="en" fo:country="GB" fo:font-style="italic" officeooo:rsid="004eaaf0" officeooo:paragraph-rsid="004eaaf0" style:font-style-asian="italic" style:font-style-complex="italic"/>
    </style:style>
    <style:style style:name="P21" style:family="paragraph" style:parent-style-name="Standard">
      <style:paragraph-properties fo:text-align="justify" style:justify-single-word="false" fo:break-before="page"/>
      <style:text-properties fo:language="en" fo:country="GB" fo:font-style="normal" officeooo:rsid="00643e68" officeooo:paragraph-rsid="00643e68" style:font-style-asian="normal" style:font-style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en" fo:country="GB" fo:font-style="normal" officeooo:rsid="005e7501" officeooo:paragraph-rsid="005e7501" style:font-style-asian="normal" style:font-style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en" fo:country="GB" fo:font-style="normal" officeooo:rsid="005c7f72" officeooo:paragraph-rsid="005c7f72" style:font-style-asian="normal" style:font-style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en" fo:country="GB" fo:font-style="normal" officeooo:rsid="00606d29" officeooo:paragraph-rsid="00606d29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GB" fo:font-style="normal" officeooo:rsid="0067c819" officeooo:paragraph-rsid="0067c819" fo:background-color="#ffff99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language="en" fo:country="GB" fo:font-style="normal" officeooo:rsid="00692b50" officeooo:paragraph-rsid="00692b50" fo:background-color="transparent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language="en" fo:country="GB" fo:font-style="normal" officeooo:rsid="006b28a7" officeooo:paragraph-rsid="006b28a7" fo:background-color="transparent" style:font-style-asian="normal" style:font-style-complex="normal"/>
    </style:style>
    <style:style style:name="P28" style:family="paragraph" style:parent-style-name="Standard">
      <style:paragraph-properties fo:text-align="justify" style:justify-single-word="false" fo:break-before="page"/>
      <style:text-properties fo:language="en" fo:country="GB" fo:font-style="normal" officeooo:rsid="00692b50" officeooo:paragraph-rsid="00692b50" fo:background-color="transparent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55078f"/>
    </style:style>
    <style:style style:name="T6" style:family="text">
      <style:text-properties officeooo:rsid="00643e68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67c819" fo:background-color="transparent" loext:char-shading-value="0"/>
    </style:style>
    <style:style style:name="T9" style:family="text">
      <style:text-properties officeooo:rsid="0067c819"/>
    </style:style>
    <style:style style:name="T10" style:family="text">
      <style:text-properties fo:background-color="#ffff99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'est important de prononcer correctement, clairement.</text:p>
      <text:p text:style-name="P5">Par exemple :</text:p>
      <text:p text:style-name="P19"><text:span text:style-name="T1">develop</text:span><text:span text:style-name="T2"> doit se dire d[i]velop et non, d[é]velop.</text:span></text:p>
      <text:p text:style-name="P5">Dans le premier cas, on a bien « develop », dans le second on a « devil up ».</text:p>
      <text:p text:style-name="P5"/>
      <text:p text:style-name="P20">Le Present Perfect est un temps qui lie passé et présent. Il y a une conséquence / on parle d'une vérité actuelle qui peut changer plus tard.</text:p>
      <text:p text:style-name="P6">I haven't visited NY yet.</text:p>
      <text:p text:style-name="P6"/>
      <text:p text:style-name="P7">Euphoric [U – fo – rik]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Plural</text:p>
          </table:table-cell>
          <table:table-cell table:style-name="Tableau1.B1" office:value-type="string">
            <text:p text:style-name="P4">Singular</text:p>
          </table:table-cell>
        </table:table-row>
        <table:table-row>
          <table:table-cell table:style-name="Tableau1.A2" office:value-type="string">
            <text:p text:style-name="P3">Criteria</text:p>
          </table:table-cell>
          <table:table-cell table:style-name="Tableau1.B2" office:value-type="string">
            <text:p text:style-name="P3">Criterion</text:p>
          </table:table-cell>
        </table:table-row>
        <table:table-row>
          <table:table-cell table:style-name="Tableau1.A2" office:value-type="string">
            <text:p text:style-name="P3">Crises</text:p>
          </table:table-cell>
          <table:table-cell table:style-name="Tableau1.B2" office:value-type="string">
            <text:p text:style-name="P3">Crisis</text:p>
          </table:table-cell>
        </table:table-row>
        <table:table-row>
          <table:table-cell table:style-name="Tableau1.A2" office:value-type="string">
            <text:p text:style-name="P3">Prenomena</text:p>
          </table:table-cell>
          <table:table-cell table:style-name="Tableau1.B2" office:value-type="string">
            <text:p text:style-name="P3">Phenomenon</text:p>
          </table:table-cell>
        </table:table-row>
      </table:table>
      <text:p text:style-name="P7"/>
      <text:p text:style-name="P8">At the end <text:span text:style-name="T1">of sth</text:span></text:p>
      <text:p text:style-name="P8">In the end : finally</text:p>
      <text:p text:style-name="P8"/>
      <text:p text:style-name="P9"><text:span text:style-name="T3">Each</text:span><text:span text:style-name="T4"> </text:span>Every <text:span text:style-name="T5">five minutes</text:span></text:p>
      <text:p text:style-name="P9"/>
      <text:p text:style-name="P17">Note :</text:p>
      <text:p text:style-name="P10">Results are written in <text:span text:style-name="T1">preterit</text:span></text:p>
      <text:p text:style-name="P10">Instead of the Methods are written in <text:span text:style-name="T1">present</text:span></text:p>
      <text:p text:style-name="P10"/>
      <text:p text:style-name="P10"/>
      <text:p text:style-name="P18">Homework for May 4th</text:p>
      <text:p text:style-name="P11">Fake paper :</text:p>
      <text:list xml:id="list780553578020833591" text:style-name="L1">
        <text:list-item>
          <text:p text:style-name="P22">team</text:p>
        </text:list-item>
        <text:list-item>
          <text:p text:style-name="P23">topic &amp; hypothesis</text:p>
        </text:list-item>
        <text:list-item>
          <text:p text:style-name="P23">experiment</text:p>
        </text:list-item>
        <text:list-item>
          <text:p text:style-name="P24">results ?</text:p>
        </text:list-item>
      </text:list>
      <text:p text:style-name="P21">. full stop</text:p>
      <text:p text:style-name="P12"/>
      <text:p text:style-name="P12">, <text:span text:style-name="T6">comma</text:span></text:p>
      <text:p text:style-name="P12"/>
      <text:p text:style-name="P12">– <text:span text:style-name="T6">dash = lists, start an aside, to replace brackets, giving a precision, giving an explanation, giving examples</text:span></text:p>
      <text:p text:style-name="P12"/>
      <text:p text:style-name="P13">[] brackets</text:p>
      <text:p text:style-name="P13"/>
      <text:p text:style-name="P13">: colon = lists, giving a precision, giving an explanation, giving examples</text:p>
      <text:p text:style-name="P13"/>
      <text:p text:style-name="P13">; semi-colon = same sentence, but another approach/way — you want to create a break, « a gap »</text:p>
      <text:p text:style-name="P13"/>
      <text:p text:style-name="P14">For consequence: thus/therefore/so/consequently</text:p>
      <text:p text:style-name="P15">Sequences: first/second/third/next … then</text:p>
      <text:p text:style-name="P15"><text:span text:style-name="T10">After,</text:span> I will explain → Don’t use after like that. IT’S FORBIDDEN</text:p>
      <text:p text:style-name="P15"/>
      <text:p text:style-name="P15"><text:span text:style-name="T10">At first:</text:span><text:span text:style-name="T7"> “</text:span><text:span text:style-name="T8">Dans les premiers temps”</text:span></text:p>
      <text:p text:style-name="P15"><text:span text:style-name="T10">At last:</text:span> finally, with PATHOS <text:span text:style-name="T9">(at the end of a story)</text:span></text:p>
      <text:p text:style-name="P15"/>
      <text:p text:style-name="P16">According to = quote for an external source, so <text:span text:style-name="T10">no “according to me”.</text:span></text:p>
      <text:p text:style-name="P25"/>
      <text:p text:style-name="P25"/>
      <text:p text:style-name="P28">To lose your edge: to lose your competitive advantage / special angle</text:p>
      <text:p text:style-name="P26">Customer value: the value of the product in the mind of the consummer</text:p>
      <text:p text:style-name="P26">Built-to-rder: (1) “fabriqué lors de la commande” (2) fabriqué sur mesure</text:p>
      <text:p text:style-name="P26">Components: “composantes”</text:p>
      <text:p text:style-name="P26">Misconception: misunderstandings, cliches that are reveal to be false</text:p>
      <text:p text:style-name="P26">To stem from: to originate from</text:p>
      <text:p text:style-name="P26">A breakthrough: “une percée”</text:p>
      <text:p text:style-name="P26">“brevet”: patent</text:p>
      <text:p text:style-name="P27">KPI: <text:s/>Key Performance Indicator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fo:language="en" fo:country="GB" officeooo:rsid="004b6066" officeooo:paragraph-rsid="004b6066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fo:language="en" fo:country="GB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glais</text:p>
      </style:header>
      <style:footer>
        <text:p text:style-name="MP2"><text:page-number text:select-page="current">2</text:page-number>/<text:page-count>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4-11T15:25:56.905000000</dc:date>
    <meta:editing-duration>PT7H13M33S</meta:editing-duration>
    <meta:editing-cycles>79</meta:editing-cycles>
    <meta:generator>LibreOffice/5.1.1.3$Windows_x86 LibreOffice_project/89f508ef3ecebd2cfb8e1def0f0ba9a803b88a6d</meta:generator>
    <meta:document-statistic meta:table-count="1" meta:image-count="0" meta:object-count="0" meta:page-count="3" meta:paragraph-count="50" meta:word-count="295" meta:character-count="1703" meta:non-whitespace-character-count="1457"/>
  </office:meta>
</office:document-meta>
</file>